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566000007584199871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1" svg:font-family="'Segoe UI'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49cm" style:auto-text-indent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1" style:font-size-complex="14pt"/>
    </style:style>
    <style:style style:name="P4" style:family="paragraph" style:parent-style-name="Standard">
      <style:paragraph-properties fo:line-height="150%"/>
      <style:text-properties fo:color="#000000"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line-height="150%" fo:text-align="end" style:justify-single-word="false"/>
      <style:text-properties fo:color="#000000" style:font-name="Consolas" fo:font-size="9.5pt" style:font-size-asian="9.5pt" style:font-name-complex="Consolas2" style:font-size-complex="9.5pt"/>
    </style:style>
    <style:style style:name="P11" style:family="paragraph" style:parent-style-name="Standard">
      <style:paragraph-properties style:text-autospace="none"/>
      <style:text-properties fo:color="#000000" style:font-name="Consolas1" fo:font-size="9pt" style:font-name-asian="Consolas1" style:font-size-asian="9pt" style:font-name-complex="Consolas1" style:font-size-complex="9pt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>
      <style:paragraph-properties fo:line-height="150%"/>
      <style:text-properties style:font-name="Courier New1" fo:font-size="9pt" style:font-size-asian="9pt" style:font-size-complex="9pt"/>
    </style:style>
    <style:style style:name="P15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/>
    </style:style>
    <style:style style:name="P16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 style:font-weight-complex="bold"/>
    </style:style>
    <style:style style:name="P17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18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19" style:family="paragraph" style:parent-style-name="Standard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20" style:family="paragraph" style:parent-style-name="Text_20_body">
      <style:paragraph-properties fo:margin-left="1.251cm" fo:margin-right="0cm" fo:margin-top="0.176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1" style:family="paragraph" style:parent-style-name="Normal_20__28_Web_29_">
      <style:paragraph-properties fo:margin-left="1.251cm" fo:margin-right="0cm" fo:margin-top="0.176cm" fo:margin-bottom="0cm" fo:line-height="150%" fo:text-indent="1.251cm" style:auto-text-indent="false"/>
      <style:text-properties fo:color="#000000" fo:font-size="14pt" style:font-size-asian="14pt" style:font-size-complex="14pt"/>
    </style:style>
    <style:style style:name="P22" style:family="paragraph" style:parent-style-name="Normal_20__28_Web_29_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fo:font-size="14pt" style:font-size-asian="14pt" style:font-size-complex="14pt"/>
    </style:style>
    <style:style style:name="P23" style:family="paragraph" style:parent-style-name="Standard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24" style:family="paragraph" style:parent-style-name="List_20_Paragraph">
      <style:paragraph-properties fo:margin-left="1.251cm" fo:margin-right="0cm" fo:line-height="150%" fo:text-align="justify" style:justify-single-word="false" fo:text-indent="1.247cm" style:auto-text-indent="false"/>
    </style:style>
    <style:style style:name="P25" style:family="paragraph" style:parent-style-name="List_20_Paragraph">
      <style:paragraph-properties fo:margin-left="1.251cm" fo:margin-right="0cm" fo:line-height="150%" fo:text-align="justify" style:justify-single-word="false" fo:text-indent="1.247cm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26" style:family="paragraph" style:parent-style-name="Normal_20__28_Web_29_">
      <style:paragraph-properties fo:margin-left="1.251cm" fo:margin-right="0cm" fo:margin-top="0.176cm" fo:margin-bottom="0cm" fo:line-height="150%" fo:text-align="justify" style:justify-single-word="false" fo:text-indent="1.247cm" style:auto-text-indent="false"/>
      <style:text-properties fo:color="#000000" style:font-name="Times New Roman" fo:font-size="14pt" fo:language="en" fo:country="US" style:font-size-asian="14pt" style:font-size-complex="14pt"/>
    </style:style>
    <style:style style:name="P27" style:family="paragraph" style:parent-style-name="Standard">
      <style:paragraph-properties fo:margin-left="2.498cm" fo:margin-right="0cm" fo:line-height="150%" fo:text-align="justify" style:justify-single-word="false" fo:text-indent="1.249cm" style:auto-text-indent="false"/>
      <style:text-properties fo:color="#000000" style:font-name="Times New Roman" fo:font-size="14pt" style:font-size-asian="14pt" style:font-name-complex="Times New Roman1" style:font-size-complex="14pt"/>
    </style:style>
    <style:style style:name="P28" style:family="paragraph" style:parent-style-name="Normal_20__28_Web_29_" style:master-page-name="Standard">
      <style:paragraph-properties fo:margin-left="1.251cm" fo:margin-right="0cm" fo:margin-top="0.176cm" fo:margin-bottom="0cm" fo:line-height="150%" fo:text-align="center" style:justify-single-word="false" fo:text-indent="0cm" style:auto-text-indent="false" style:page-number="auto"/>
      <style:text-properties fo:color="#000000" fo:font-size="14pt" style:font-size-asian="14pt" style:font-size-complex="14pt"/>
    </style:style>
    <style:style style:name="T1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4" style:family="text">
      <style:text-properties fo:color="#000000"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1" style:font-size-complex="14pt"/>
    </style:style>
    <style:style style:name="T5" style:family="text">
      <style:text-properties fo:color="#000000" style:font-name="Times New Roman" fo:font-size="14pt" fo:language="en" fo:country="US" fo:font-style="italic" style:text-underline-style="solid" style:text-underline-width="auto" style:text-underline-color="font-color" style:font-size-asian="14pt" style:font-style-asian="italic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style:font-name-asian="Consolas1" style:font-size-asian="14pt" style:font-name-complex="Consolas1" style:font-size-complex="14pt"/>
    </style:style>
    <style:style style:name="T7" style:family="text">
      <style:text-properties fo:color="#000000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8" style:family="text">
      <style:text-properties fo:color="#000000" style:font-name="Times New Roman" fo:font-size="14pt" fo:language="ru" fo:country="RU" style:font-name-asian="Consolas1" style:font-size-asian="14pt" style:font-name-complex="Consolas1" style:font-size-complex="14pt"/>
    </style:style>
    <style:style style:name="T9" style:family="text">
      <style:text-properties fo:color="#000000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10" style:family="text">
      <style:text-properties fo:color="#000000" fo:language="en" fo:country="US"/>
    </style:style>
    <style:style style:name="T11" style:family="text">
      <style:text-properties fo:color="#000000" style:font-name="Consolas1" fo:language="en" fo:country="US" style:font-name-asian="Consolas1" style:font-name-complex="Consolas1"/>
    </style:style>
    <style:style style:name="T12" style:family="text">
      <style:text-properties fo:language="en" fo:country="US"/>
    </style:style>
    <style:style style:name="T13" style:family="text">
      <style:text-properties fo:color="#0000ff" style:font-name="Consolas1" fo:language="en" fo:country="US" style:font-name-asian="Consolas1" style:font-name-complex="Consolas1"/>
    </style:style>
    <style:style style:name="T14" style:family="text">
      <style:text-properties fo:language="ru" fo:country="RU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МИНОБРНАУКИ РОССИИ </text:p>
      <text:p text:style-name="P15">Федеральное государственное бюджетное образовательное учреждение </text:p>
      <text:p text:style-name="P15">высшего образования «Тульский государственный университет» </text:p>
      <text:p text:style-name="P15">Кафедра вычислительной техники </text:p>
      <text:p text:style-name="P15"/>
      <text:p text:style-name="P15">Отчет по лабораторной работе №<text:span text:style-name="T12">3</text:span></text:p>
      <text:p text:style-name="P19"><text:bookmark text:name="_Toc18424204"/><text:span text:style-name="T15">Визуальное проектирование программ в среде </text:span><text:span text:style-name="T16">VisualStudio</text:span><text:span text:style-name="T15">. Ввод-вывод информации. Язык С</text:span><text:span text:style-name="T16">#.</text:span></text:p>
      <text:p text:style-name="P18"/>
      <text:p text:style-name="P16"/>
      <text:p text:style-name="P22">Выполнил студент группы 220681</text:p>
      <text:p text:style-name="P22">Гришанов Александр Александрович</text:p>
      <text:p text:style-name="P22"/>
      <text:p text:style-name="P22">Провер<text:span text:style-name="T15">ил:</text:span></text:p>
      <text:p text:style-name="P23">Асс. Демидова Анастасия Владимировна</text:p>
      <text:p text:style-name="P23"/>
      <text:p text:style-name="P22"/>
      <text:p text:style-name="P21"/>
      <text:p text:style-name="P21"/>
      <text:p text:style-name="P21"/>
      <text:p text:style-name="P21"><text:s text:c="2"/></text:p>
      <text:p text:style-name="P15"/>
      <text:p text:style-name="P15"/>
      <text:p text:style-name="P15"/>
      <text:p text:style-name="P15">Тула 2019</text:p>
      <text:p text:style-name="P17"><text:soft-page-break/>1. Цель работы</text:p>
      <text:p text:style-name="P20"><text:span text:style-name="T10"><text:tab/>Спроектировать приложение, интерфейс которого включает форму, элемент вывода TextBox и кнопку. </text:span>При клике по кнопке в <text:span text:style-name="T12">TextBox</text:span> выводится строка текста.</text:p>
      <text:p text:style-name="P26"/>
      <text:p text:style-name="P2">2. Задания</text:p>
      <text:p text:style-name="P3">2.1 Задания:</text:p>
      <text:p text:style-name="P24"><text:span text:style-name="T3">Задание 1: </text:span><text:span text:style-name="T9">Спроектировать приложение. На форме предусмотреть: поле ввода информации; поле вывода информаци, кнопку переноса информации из поля ввода в поле вывода. В поле ввода предусмотреть ввод целых чисел.</text:span></text:p>
      <text:p text:style-name="P25"><text:s/></text:p>
      <text:p text:style-name="P1"><text:span text:style-name="T4">2.</text:span><text:span text:style-name="T5">2</text:span><text:span text:style-name="T4"> Алгоритмы:</text:span></text:p>
      <text:p text:style-name="P1"><text:span text:style-name="T1"><text:tab/></text:span><text:span text:style-name="T8">Применяется приравнивание значения поля </text:span><text:span text:style-name="T6">Text </text:span><text:span text:style-name="T8">одного поля другому, по нажатию кнопки.</text:span></text:p>
      <text:p text:style-name="P12"><text:span text:style-name="T1"><text:tab/>2</text:span><text:span text:style-name="T4">.3 Тестирование:</text:span></text:p>
      <text:p text:style-name="P12"><text:span text:style-name="T1"><text:tab/><text:tab/></text:span><text:span text:style-name="T3">3.3.1 Тестирование программы для задачи 1</text:span></text:p>
      <text:p text:style-name="P27">Работает исправно - <text:span text:style-name="T14">при нажатии на кнопку копируется текст</text:span>.</text:p>
      <text:p text:style-name="P5"><text:tab/></text:p>
      <text:p text:style-name="P7">Список литературы</text:p>
      <text:p text:style-name="P12"><text:span text:style-name="T1">1. METANIT.COM. C#/.NET (Электронный ресурс) – Режим доступа: </text:span><text:a xlink:type="simple" xlink:href="https://metanit.com/sharp/" text:style-name="Internet_20_link" text:visited-style-name="Visited_20_Internet_20_Link">https://metanit.com/sharp/</text:a><text:span text:style-name="T1">;</text:span></text:p>
      <text:p text:style-name="P5">2. Методические указания к лабораторным работам(Электронное пособие).</text:p>
      <text:p text:style-name="P5"/>
      <text:p text:style-name="P8"/>
      <text:p text:style-name="P8"><text:soft-page-break/>Приложения</text:p>
      <text:p text:style-name="P6">Приложение 1.1 </text:p>
      <text:p text:style-name="P4">Исходный код задания 1</text:p>
      <text:p text:style-name="P14"><text:span text:style-name="T13">private</text:span><text:span text:style-name="T11"> </text:span><text:span text:style-name="T13">void</text:span><text:span text:style-name="T11"> button1_Click(</text:span><text:span text:style-name="T13">object</text:span><text:span text:style-name="T11"> sender, EventArgs e)</text:span></text:p>
      <text:p text:style-name="P11"><text:s text:c="8"/>{</text:p>
      <text:p text:style-name="P11"><text:s text:c="12"/>textBox2.Text = textBox1.Text;</text:p>
      <text:p text:style-name="P11"><text:s text:c="8"/>}</text:p>
      <text:p text:style-name="P6">Приложение 1.2</text:p>
      <text:p text:style-name="P4">Тест задания 1</text:p>
      <text:p text:style-name="P4"><draw:frame draw:style-name="fr1" draw:name="Графический объект1" text:anchor-type="paragraph" svg:width="5.479cm" svg:height="1.88cm" draw:z-index="0"><draw:image xlink:href="Pictures/20000007000015660000075841998714.svm" xlink:type="simple" xlink:show="embed" xlink:actuate="onLoad"/></draw:frame></text:p>
      <text:p text:style-name="P6"/>
      <text:p text:style-name="P6"/>
      <text:p text:style-name="P6"/>
      <text:p text:style-name="P6"/>
      <text:p text:style-name="P10"><text:s text:c="10"/></text:p>
      <text:p text:style-name="P9"/>
      <text:p text:style-name="P9"/>
      <text:p text:style-name="P9"/>
      <text:p text:style-name="P9"/>
      <text:p text:style-name="P9"/>
      <text:p text:style-name="P9"/>
      <text:p text:style-name="P13"><text:span text:style-name="T7">З</text:span><text:span text:style-name="T2">адание на защиту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1" svg:font-family="'Segoe UI'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2" style:font-size-complex="9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Times New Roman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</meta:initial-creator>
    <meta:editing-cycles>198</meta:editing-cycles>
    <meta:print-date>2019-02-25T16:45:00</meta:print-date>
    <meta:creation-date>2019-04-02T15:10:00</meta:creation-date>
    <dc:date>2019-09-23T21:27:44.60</dc:date>
    <meta:editing-duration>PT4H48M15S</meta:editing-duration>
    <meta:generator>OpenOffice/4.1.6$Win32 OpenOffice.org_project/416m1$Build-9790</meta:generator>
    <meta:document-statistic meta:table-count="0" meta:image-count="1" meta:object-count="0" meta:page-count="3" meta:paragraph-count="38" meta:word-count="174" meta:character-count="14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